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F000002E5000002958AAC9953.wmf" manifest:media-type=""/>
  <manifest:file-entry manifest:full-path="Pictures/20000012000002E500000295812494D9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fo:color="#222222" style:font-name="Courier New" fo:font-size="10pt" style:font-name-asian="Times New Roman1" style:font-size-asian="10pt" style:language-asian="es" style:country-asian="ES" style:font-name-complex="Courier New1" style:font-size-complex="10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a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a" fo:border-bottom="none"/>
    </style:style>
    <style:style style:name="P5" style:family="paragraph" style:parent-style-name="Standard">
      <style:paragraph-properties fo:margin-top="0cm" fo:margin-bottom="0cm" style:contextual-spacing="false" fo:line-height="100%" fo:background-color="#f8f8f8" fo:padding-left="0.282cm" fo:padding-right="0.282cm" fo:padding-top="0.176cm" fo:padding-bottom="0.176cm" fo:border="0.74pt solid #cccccc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6" style:family="paragraph" style:parent-style-name="Standard" style:master-page-name="Standard">
      <style:paragraph-properties fo:margin-top="0cm" fo:margin-bottom="0cm" style:contextual-spacing="false" fo:line-height="100%" style:page-number="auto"/>
      <style:text-properties style:font-name="Times New Roman" fo:font-size="12pt" fo:language="en" fo:country="US" style:font-name-asian="Times New Roman1" style:font-size-asian="12pt" style:language-asian="es" style:country-asian="ES" style:font-name-complex="Times New Roman1" style:font-size-complex="12pt"/>
    </style:style>
    <style:style style:name="P7" style:family="paragraph" style:parent-style-name="Standard" style:list-style-name="">
      <style:paragraph-properties fo:margin-top="0cm" fo:margin-bottom="0.397cm" style:contextual-spacing="false" style:line-height-at-least="0.508cm"/>
    </style:style>
    <style:style style:name="P8" style:family="paragraph" style:parent-style-name="HTML_20_Preformatted">
      <style:text-properties fo:language="en" fo:country="US"/>
    </style:style>
    <style:style style:name="P9" style:family="paragraph" style:parent-style-name="Normal_20__28_Web_29_">
      <style:text-properties fo:language="en" fo:country="US"/>
    </style:style>
    <style:style style:name="P10" style:family="paragraph">
      <style:paragraph-properties fo:text-align="center"/>
    </style:style>
    <style:style style:name="T1" style:family="text">
      <style:text-properties fo:color="#646464" style:font-name="Verdana" fo:font-size="14.5pt" fo:language="en" fo:country="US" style:font-name-asian="Times New Roman1" style:font-size-asian="14.5pt" style:language-asian="es" style:country-asian="ES" style:font-name-complex="Times New Roman1" style:font-size-complex="14.5pt"/>
    </style:style>
    <style:style style:name="T2" style:family="text">
      <style:text-properties fo:color="#646464" style:font-name="Courier New" fo:font-size="10pt" fo:language="en" fo:country="US" style:font-name-asian="Times New Roman1" style:font-size-asian="10pt" style:language-asian="es" style:country-asian="ES" style:font-name-complex="Courier New1" style:font-size-complex="10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/>
    </style:style>
    <style:style style:name="T5" style:family="text">
      <style:text-properties fo:color="#222222" style:font-name="Verdana" fo:font-size="12pt" fo:language="en" fo:country="US" fo:background-color="#ffffff" loext:char-shading-value="0" style:font-name-asian="Times New Roman1" style:font-size-asian="12pt" style:language-asian="es" style:country-asian="ES" style:font-name-complex="Times New Roman1" style:font-size-complex="12pt"/>
    </style:style>
    <style:style style:name="T6" style:family="text">
      <style:text-properties fo:color="#222222" style:font-name="Verdana" fo:font-size="12pt" fo:language="en" fo:country="US" style:font-name-asian="Times New Roman1" style:font-size-asian="12pt" style:language-asian="es" style:country-asian="ES" style:font-name-complex="Times New Roman1" style:font-size-complex="12pt"/>
    </style:style>
    <style:style style:name="T7" style:family="text">
      <style:text-properties fo:color="#222222" style:font-name="Verdana" fo:font-size="12pt" fo:language="en" fo:country="US" fo:font-weight="bold" fo:background-color="#ffffff" loext:char-shading-value="0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T8" style:family="text">
      <style:text-properties fo:color="#222222" style:font-name="Verdana" fo:font-size="12pt" fo:language="en" fo:country="US" fo:font-style="italic" style:font-name-asian="Times New Roman1" style:font-size-asian="12pt" style:language-asian="es" style:country-asian="ES" style:font-style-asian="italic" style:font-name-complex="Times New Roman1" style:font-size-complex="12pt"/>
    </style:style>
    <style:style style:name="T9" style:family="text">
      <style:text-properties fo:color="#222222" style:font-name="Verdana" fo:font-size="12pt" fo:language="en" fo:country="US" fo:font-style="italic" fo:background-color="#ffffff" loext:char-shading-value="0" style:font-name-asian="Times New Roman1" style:font-size-asian="12pt" style:language-asian="es" style:country-asian="ES" style:font-style-asian="italic" style:font-name-complex="Times New Roman1" style:font-size-complex="12pt" style:font-style-complex="italic"/>
    </style:style>
    <style:style style:name="T10" style:family="text">
      <style:text-properties fo:color="#222222" style:font-name="Courier New" fo:font-size="10pt" fo:language="en" fo:country="US" style:font-name-asian="Times New Roman1" style:font-size-asian="10pt" style:language-asian="es" style:country-asian="ES" style:font-name-complex="Courier New1" style:font-size-complex="10pt"/>
    </style:style>
    <style:style style:name="T11" style:family="text">
      <style:text-properties fo:color="#222222" style:font-name="Courier New" fo:font-size="10pt" fo:language="en" fo:country="US" fo:font-style="italic" style:font-name-asian="Times New Roman1" style:font-size-asian="10pt" style:language-asian="es" style:country-asian="ES" style:font-style-asian="italic" style:font-name-complex="Courier New1" style:font-size-complex="10pt"/>
    </style:style>
    <style:style style:name="T12" style:family="text">
      <style:text-properties fo:color="#222222" style:font-name="Courier New" fo:font-size="10pt" style:font-name-asian="Times New Roman1" style:font-size-asian="10pt" style:language-asian="es" style:country-asian="ES" style:font-name-complex="Courier New1" style:font-size-complex="10pt"/>
    </style:style>
    <style:style style:name="T13" style:family="text">
      <style:text-properties fo:color="#222222" style:font-name="Courier New" fo:language="en" fo:country="US" style:font-name-asian="Times New Roman1" style:language-asian="es" style:country-asian="ES" style:font-name-complex="Courier New1"/>
    </style:style>
    <style:style style:name="T14" style:family="text">
      <style:text-properties style:font-name="Times New Roman" fo:font-size="12pt" fo:language="en" fo:country="US" style:font-name-asian="Times New Roman1" style:font-size-asian="12pt" style:language-asian="es" style:country-asian="ES" style:font-name-complex="Times New Roman1" style:font-size-complex="12pt"/>
    </style:style>
    <style:style style:name="T15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16" style:family="text">
      <style:text-properties style:font-name="Arial" fo:font-size="8pt" style:font-name-asian="Times New Roman1" style:font-size-asian="8pt" style:language-asian="es" style:country-asian="ES" style:font-name-complex="Arial1" style:font-size-complex="8pt" text:display="none"/>
    </style:style>
    <style:style style:name="T17" style:family="text">
      <style:text-properties style:font-name="Arial" fo:font-size="8pt" fo:language="en" fo:country="US" style:font-name-asian="Times New Roman1" style:font-size-asian="8pt" style:language-asian="es" style:country-asian="ES" style:font-name-complex="Arial1" style:font-size-complex="8pt" text:display="none"/>
    </style:style>
    <style:style style:name="T18" style:family="text">
      <style:text-properties style:font-name="Courier New" fo:font-size="10pt" fo:language="en" fo:country="US" style:font-name-asian="Times New Roman1" style:font-size-asian="10pt" style:language-asian="es" style:country-asian="ES" style:font-name-complex="Courier New1" style:font-size-complex="10pt"/>
    </style:style>
    <style:style style:name="T19" style:family="text">
      <style:text-properties style:font-name="Courier New" fo:font-size="10pt" style:font-name-asian="Times New Roman1" style:font-size-asian="10pt" style:language-asian="es" style:country-asian="ES" style:font-name-complex="Courier New1" style:font-size-complex="10pt"/>
    </style:style>
    <style:style style:name="T20" style:family="text">
      <style:text-properties style:font-name="Courier New" fo:font-size="10pt" style:font-name-asian="Times New Roman1" style:font-size-asian="10pt" style:language-asian="es" style:country-asian="ES" style:font-name-complex="Courier New1" style:font-size-complex="10pt" text:display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top="0cm" fo:margin-bottom="0.397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h text:style-name="P7" text:outline-level="2"><text:span text:style-name="T1">HW 5.1</text:span></text:h>
      <text:p text:style-name="Normal_20__28_Web_29_"><text:span text:style-name="T3">Finding the most frequent author of comments on your blog<text:line-break/>In this assignment you will use the aggregation framework to find the most frequent author of comments on your blog. We will be using the same dataset as last week.</text:span></text:p>
      <text:p text:style-name="Normal_20__28_Web_29_"><text:span text:style-name="T3">Start by downloading the posts.json dataset from last week’s homework, found in hw4-3.tar or hw4-3.zip. Then import into your blog database as follows:</text:span></text:p>
      <text:p text:style-name="Normal_20__28_Web_29_"><text:span text:style-name="T3">mongoimport -d blog -c posts –drop &lt; posts.json</text:span></text:p>
      <text:p text:style-name="Normal_20__28_Web_29_"><text:span text:style-name="T3">Now use the aggregation framework to calculate the author with the greatest number of comments.</text:span></text:p>
      <text:p text:style-name="Normal_20__28_Web_29_"><text:span text:style-name="T3">To help you verify your work before submitting, the author with the least comments is Mariela Sherer and she commented 387 times.</text:span></text:p>
      <text:p text:style-name="Normal_20__28_Web_29_"><text:span text:style-name="T3">Ok, please choose your answer below for the most prolific comment author:</text:span></text:p>
      <text:p text:style-name="Normal_20__28_Web_29_"><text:span text:style-name="T3">solution:</text:span></text:p>
      <text:p text:style-name="Normal_20__28_Web_29_"><text:span text:style-name="T3">unwind the comments</text:span></text:p>
      <text:p text:style-name="Normal_20__28_Web_29_"><text:span text:style-name="T3">group by comments author, count comments</text:span></text:p>
      <text:p text:style-name="P9"/>
      <text:p text:style-name="HTML_20_Preformatted"><text:span text:style-name="nx"><text:span text:style-name="T3">use</text:span></text:span><text:span text:style-name="T3"> </text:span><text:span text:style-name="nx"><text:span text:style-name="T3">blog</text:span></text:span></text:p>
      <text:p text:style-name="HTML_20_Preformatted"><text:span text:style-name="nx"><text:span text:style-name="T3">db</text:span></text:span><text:span text:style-name="p"><text:span text:style-name="T3">.</text:span></text:span><text:span text:style-name="nx"><text:span text:style-name="T3">posts</text:span></text:span><text:span text:style-name="p"><text:span text:style-name="T3">.</text:span></text:span><text:span text:style-name="nx"><text:span text:style-name="T3">aggregate</text:span></text:span><text:span text:style-name="p"><text:span text:style-name="T3">([</text:span></text:span></text:p>
      <text:p text:style-name="HTML_20_Preformatted"><text:span text:style-name="T3"><text:tab/></text:span><text:span text:style-name="p"><text:span text:style-name="T3">{</text:span></text:span><text:span text:style-name="nx"><text:span text:style-name="T3">$unwind</text:span></text:span><text:span text:style-name="o"><text:span text:style-name="T3">:</text:span></text:span><text:span text:style-name="s2"><text:span text:style-name="T3">"$comments"</text:span></text:span><text:span text:style-name="p"><text:span text:style-name="T3">},</text:span></text:span></text:p>
      <text:p text:style-name="HTML_20_Preformatted"><text:span text:style-name="T3"><text:tab/></text:span><text:span text:style-name="p"><text:span text:style-name="T3">{</text:span></text:span><text:span text:style-name="nx"><text:span text:style-name="T3">$group</text:span></text:span><text:span text:style-name="o"><text:span text:style-name="T3">:</text:span></text:span><text:span text:style-name="p"><text:span text:style-name="T3">{</text:span></text:span></text:p>
      <text:p text:style-name="HTML_20_Preformatted"><text:span text:style-name="T3"><text:tab/><text:tab/></text:span><text:span text:style-name="s2"><text:span text:style-name="T3">"_id"</text:span></text:span><text:span text:style-name="o"><text:span text:style-name="T3">:</text:span></text:span><text:span text:style-name="s2"><text:span text:style-name="T3">"$comments.author"</text:span></text:span><text:span text:style-name="p"><text:span text:style-name="T3">,</text:span></text:span></text:p>
      <text:p text:style-name="HTML_20_Preformatted"><text:span text:style-name="T3"><text:tab/><text:tab/></text:span><text:span text:style-name="s2"><text:span text:style-name="T3">"num"</text:span></text:span><text:span text:style-name="o"><text:span text:style-name="T3">:</text:span></text:span><text:span text:style-name="p"><text:span text:style-name="T3">{</text:span></text:span><text:span text:style-name="nx"><text:span text:style-name="T3">$sum</text:span></text:span><text:span text:style-name="o"><text:span text:style-name="T3">:</text:span></text:span><text:span text:style-name="mi"><text:span text:style-name="T3">1</text:span></text:span><text:span text:style-name="p"><text:span text:style-name="T3">}</text:span></text:span></text:p>
      <text:p text:style-name="HTML_20_Preformatted"><text:span text:style-name="T3"><text:tab/><text:tab/></text:span><text:span text:style-name="p"><text:span text:style-name="T3">}</text:span></text:span></text:p>
      <text:p text:style-name="HTML_20_Preformatted"><text:span text:style-name="T3"><text:tab/></text:span><text:span text:style-name="p"><text:span text:style-name="T3">},</text:span></text:span></text:p>
      <text:p text:style-name="HTML_20_Preformatted"><text:span text:style-name="T3"><text:tab/></text:span><text:span text:style-name="p"><text:span text:style-name="T3">{</text:span></text:span><text:span text:style-name="nx"><text:span text:style-name="T3">$sort</text:span></text:span><text:span text:style-name="o"><text:span text:style-name="T3">:</text:span></text:span><text:span text:style-name="p"><text:span text:style-name="T3">{</text:span></text:span><text:span text:style-name="s2"><text:span text:style-name="T3">"num"</text:span></text:span><text:span text:style-name="o"><text:span text:style-name="T3">:</text:span></text:span><text:span text:style-name="mi"><text:span text:style-name="T3">1</text:span></text:span><text:span text:style-name="p"><text:span text:style-name="T3">}},</text:span></text:span></text:p>
      <text:p text:style-name="HTML_20_Preformatted"><text:span text:style-name="T3"><text:tab/></text:span><text:span text:style-name="p"><text:span text:style-name="T3">{</text:span></text:span><text:span text:style-name="nx"><text:span text:style-name="T3">$match</text:span></text:span><text:span text:style-name="o"><text:span text:style-name="T3">:</text:span></text:span><text:span text:style-name="p"><text:span text:style-name="T3">{</text:span></text:span><text:span text:style-name="nx"><text:span text:style-name="T3">_id</text:span></text:span><text:span text:style-name="o"><text:span text:style-name="T3">:</text:span></text:span><text:span text:style-name="s2"><text:span text:style-name="T3">"Mariela Sherer"</text:span></text:span><text:span text:style-name="p"><text:span text:style-name="T3">}}</text:span></text:span></text:p>
      <text:p text:style-name="HTML_20_Preformatted"><text:span text:style-name="p"><text:span text:style-name="T3">])</text:span></text:span></text:p>
      <text:p text:style-name="HTML_20_Preformatted"><text:span text:style-name="nx"><text:span text:style-name="T3">db</text:span></text:span><text:span text:style-name="p"><text:span text:style-name="T3">.</text:span></text:span><text:span text:style-name="nx"><text:span text:style-name="T3">posts</text:span></text:span><text:span text:style-name="p"><text:span text:style-name="T3">.</text:span></text:span><text:span text:style-name="nx"><text:span text:style-name="T3">aggregate</text:span></text:span><text:span text:style-name="p"><text:span text:style-name="T3">([</text:span></text:span></text:p>
      <text:p text:style-name="HTML_20_Preformatted"><text:span text:style-name="T3"><text:tab/></text:span><text:span text:style-name="p"><text:span text:style-name="T3">{</text:span></text:span><text:span text:style-name="nx"><text:span text:style-name="T3">$unwind</text:span></text:span><text:span text:style-name="o"><text:span text:style-name="T3">:</text:span></text:span><text:span text:style-name="s2"><text:span text:style-name="T3">"$comments"</text:span></text:span><text:span text:style-name="p"><text:span text:style-name="T3">},</text:span></text:span></text:p>
      <text:p text:style-name="HTML_20_Preformatted"><text:span text:style-name="T3"><text:tab/></text:span><text:span text:style-name="p"><text:span text:style-name="T3">{</text:span></text:span><text:span text:style-name="nx"><text:span text:style-name="T3">$group</text:span></text:span><text:span text:style-name="o"><text:span text:style-name="T3">:</text:span></text:span><text:span text:style-name="p"><text:span text:style-name="T3">{</text:span></text:span></text:p>
      <text:p text:style-name="HTML_20_Preformatted"><text:span text:style-name="T3"><text:tab/><text:tab/></text:span><text:span text:style-name="s2"><text:span text:style-name="T3">"_id"</text:span></text:span><text:span text:style-name="o"><text:span text:style-name="T3">:</text:span></text:span><text:span text:style-name="s2"><text:span text:style-name="T3">"$comments.author"</text:span></text:span></text:p>
      <text:p text:style-name="HTML_20_Preformatted"><text:span text:style-name="T3"><text:tab/><text:tab/></text:span><text:span text:style-name="p"><text:span text:style-name="T3">,</text:span></text:span><text:span text:style-name="nx"><text:span text:style-name="T3">num</text:span></text:span><text:span text:style-name="o"><text:span text:style-name="T3">:</text:span></text:span><text:span text:style-name="p"><text:span text:style-name="T3">{</text:span></text:span><text:span text:style-name="nx"><text:span text:style-name="T3">$sum</text:span></text:span><text:span text:style-name="o"><text:span text:style-name="T3">:</text:span></text:span><text:span text:style-name="mi"><text:span text:style-name="T3">1</text:span></text:span><text:span text:style-name="p"><text:span text:style-name="T3">}</text:span></text:span></text:p>
      <text:p text:style-name="HTML_20_Preformatted"><text:span text:style-name="T3"><text:tab/><text:tab/></text:span><text:span text:style-name="p"><text:span text:style-name="T3">}</text:span></text:span></text:p>
      <text:p text:style-name="HTML_20_Preformatted"><text:span text:style-name="T3"><text:tab/></text:span><text:span text:style-name="p"><text:span text:style-name="T3">},</text:span></text:span></text:p>
      <text:p text:style-name="HTML_20_Preformatted"><text:span text:style-name="T3"><text:tab/></text:span><text:span text:style-name="p"><text:span text:style-name="T3">{</text:span></text:span><text:span text:style-name="nx"><text:span text:style-name="T3">$sort</text:span></text:span><text:span text:style-name="o"><text:span text:style-name="T3">:</text:span></text:span><text:span text:style-name="p"><text:span text:style-name="T3">{</text:span></text:span><text:span text:style-name="s2"><text:span text:style-name="T3">"num"</text:span></text:span><text:span text:style-name="o"><text:span text:style-name="T3">:-</text:span></text:span><text:span text:style-name="mi"><text:span text:style-name="T3">1</text:span></text:span><text:span text:style-name="p"><text:span text:style-name="T3">}},</text:span></text:span></text:p>
      <text:p text:style-name="HTML_20_Preformatted"><text:span text:style-name="T3"><text:tab/></text:span><text:span text:style-name="p"><text:span text:style-name="T3">{</text:span></text:span><text:span text:style-name="nx"><text:span text:style-name="T3">$limit</text:span></text:span><text:span text:style-name="o"><text:span text:style-name="T3">:</text:span></text:span><text:span text:style-name="mi"><text:span text:style-name="T3">1</text:span></text:span><text:span text:style-name="p"><text:span text:style-name="T3">}</text:span></text:span></text:p>
      <text:p text:style-name="HTML_20_Preformatted"><text:span text:style-name="p"><text:span text:style-name="T3">])</text:span></text:span></text:p>
      <text:p text:style-name="Normal_20__28_Web_29_"><draw:frame text:anchor-type="as-char" svg:y="0cm" draw:z-index="0" draw:style-name="gr1" draw:text-style-name="P10" svg:width="0.715cm" svg:height="0.636cm"><draw:image xlink:href="Pictures/20000012000002E500000295812494D9.wmf" xlink:type="simple" xlink:show="embed" xlink:actuate="onLoad"><text:p/></draw:image></draw:frame>Kurtis Jiles</text:p>
      <text:p text:style-name="Normal_20__28_Web_29_"><text:soft-page-break/><draw:frame text:anchor-type="as-char" svg:y="0cm" draw:z-index="1" draw:style-name="gr1" draw:text-style-name="P10" svg:width="0.715cm" svg:height="0.636cm"><draw:image xlink:href="Pictures/20000012000002E500000295812494D9.wmf" xlink:type="simple" xlink:show="embed" xlink:actuate="onLoad"><text:p/></draw:image></draw:frame>Rosana Vales</text:p>
      <text:p text:style-name="Normal_20__28_Web_29_"><draw:frame text:anchor-type="as-char" svg:y="0cm" draw:z-index="2" draw:style-name="gr1" draw:text-style-name="P10" svg:width="0.715cm" svg:height="0.636cm"><draw:image xlink:href="Pictures/20000012000002E500000295812494D9.wmf" xlink:type="simple" xlink:show="embed" xlink:actuate="onLoad"><text:p/></draw:image></draw:frame>Len Treiber</text:p>
      <text:p text:style-name="Normal_20__28_Web_29_"><draw:frame text:anchor-type="as-char" svg:y="0cm" draw:z-index="3" draw:style-name="gr1" draw:text-style-name="P10" svg:width="0.715cm" svg:height="0.636cm"><draw:image xlink:href="Pictures/2000000F000002E5000002958AAC9953.wmf" xlink:type="simple" xlink:show="embed" xlink:actuate="onLoad"><text:p/></draw:image></draw:frame>Mikaela Meidinger</text:p>
      <text:p text:style-name="Normal_20__28_Web_29_"><draw:frame text:anchor-type="as-char" svg:y="0cm" draw:z-index="4" draw:style-name="gr1" draw:text-style-name="P10" svg:width="0.715cm" svg:height="0.636cm"><draw:image xlink:href="Pictures/20000012000002E500000295812494D9.wmf" xlink:type="simple" xlink:show="embed" xlink:actuate="onLoad"><text:p/></draw:image></draw:frame>Darby Wass</text:p>
      <text:p text:style-name="Normal_20__28_Web_29_"><draw:frame text:anchor-type="as-char" svg:y="0cm" draw:z-index="5" draw:style-name="gr1" draw:text-style-name="P10" svg:width="0.715cm" svg:height="0.636cm"><draw:image xlink:href="Pictures/20000012000002E500000295812494D9.wmf" xlink:type="simple" xlink:show="embed" xlink:actuate="onLoad"><text:p/></draw:image></draw:frame>Edgar Sarkis</text:p>
      <text:h text:style-name="P7" text:outline-level="2"><text:span text:style-name="T1">HW 5.2</text:span></text:h>
      <text:p text:style-name="Normal_20__28_Web_29_"><text:span text:style-name="T3">Crunching the Zipcode dataset<text:line-break/>Please download the zips.json dataset and import it into a collection of your choice. </text:span></text:p>
      <text:p text:style-name="Normal_20__28_Web_29_"><text:span text:style-name="T3">Please calculate the average population of cities in California (abbreviation CA) and New York (NY) (taken together) with populations over 25,000. </text:span></text:p>
      <text:p text:style-name="Normal_20__28_Web_29_"><text:span text:style-name="T3">For this problem, assume that a city name that appears in more than one state represents two separate cities. </text:span></text:p>
      <text:p text:style-name="Normal_20__28_Web_29_"><text:span text:style-name="T3">Please round the answer to a whole number.<text:line-break/>Hint: The answer for CT and NJ is 49749.</text:span></text:p>
      <text:p text:style-name="Normal_20__28_Web_29_"><text:span text:style-name="T3">match by state, where state is in NY or CA</text:span></text:p>
      <text:p text:style-name="Normal_20__28_Web_29_"><text:span text:style-name="T3">group by state and city, count/sum pop as citypop</text:span></text:p>
      <text:p text:style-name="Normal_20__28_Web_29_"><text:span text:style-name="T3">match citypop if greater than 25000</text:span></text:p>
      <text:p text:style-name="Normal_20__28_Web_29_"><text:span text:style-name="T3">group all docs by _id using null, get the avg by citypop</text:span></text:p>
      <text:p text:style-name="Normal_20__28_Web_29_"><text:span text:style-name="T4">mongoimport -d m101j -c city --drop &lt; zips.json</text:span></text:p>
      <text:p text:style-name="HTML_20_Preformatted"><text:span text:style-name="nx"><text:span text:style-name="T3">use</text:span></text:span><text:span text:style-name="T3"> </text:span><text:span text:style-name="nx"><text:span text:style-name="T3">m101j</text:span></text:span></text:p>
      <text:p text:style-name="P8"/>
      <text:p text:style-name="HTML_20_Preformatted"><text:span text:style-name="nx"><text:span text:style-name="T3">db</text:span></text:span><text:span text:style-name="p"><text:span text:style-name="T3">.</text:span></text:span><text:span text:style-name="nx"><text:span text:style-name="T3">city</text:span></text:span><text:span text:style-name="p"><text:span text:style-name="T3">.</text:span></text:span><text:span text:style-name="nx"><text:span text:style-name="T3">aggregate</text:span></text:span><text:span text:style-name="p"><text:span text:style-name="T3">([</text:span></text:span></text:p>
      <text:p text:style-name="HTML_20_Preformatted"><text:span text:style-name="T3"><text:tab/></text:span><text:span text:style-name="p"><text:span text:style-name="T3">{</text:span></text:span></text:p>
      <text:p text:style-name="HTML_20_Preformatted"><text:span text:style-name="T3"><text:tab/><text:tab/></text:span><text:span text:style-name="nx"><text:span text:style-name="T3">$match</text:span></text:span><text:span text:style-name="o"><text:span text:style-name="T3">:</text:span></text:span><text:span text:style-name="p"><text:span text:style-name="T3">{</text:span></text:span></text:p>
      <text:p text:style-name="HTML_20_Preformatted"><text:soft-page-break/><text:span text:style-name="T3"><text:tab/><text:tab/><text:tab/></text:span><text:span text:style-name="nx"><text:span text:style-name="T3">$or</text:span></text:span><text:span text:style-name="o"><text:span text:style-name="T3">:</text:span></text:span><text:span text:style-name="p"><text:span text:style-name="T3">[{</text:span></text:span><text:span text:style-name="s1"><text:span text:style-name="T3">'state'</text:span></text:span><text:span text:style-name="o"><text:span text:style-name="T3">:</text:span></text:span><text:span text:style-name="s1"><text:span text:style-name="T3">'CT'</text:span></text:span><text:span text:style-name="p"><text:span text:style-name="T3">},{</text:span></text:span><text:span text:style-name="s1"><text:span text:style-name="T3">'state'</text:span></text:span><text:span text:style-name="o"><text:span text:style-name="T3">:</text:span></text:span><text:span text:style-name="s1"><text:span text:style-name="T3">'NJ'</text:span></text:span><text:span text:style-name="p"><text:span text:style-name="T3">}]</text:span></text:span></text:p>
      <text:p text:style-name="HTML_20_Preformatted"><text:span text:style-name="T3"><text:tab/><text:tab/></text:span><text:span text:style-name="p"><text:span text:style-name="T3">}</text:span></text:span></text:p>
      <text:p text:style-name="HTML_20_Preformatted"><text:span text:style-name="T3"><text:tab/></text:span><text:span text:style-name="p"><text:span text:style-name="T3">},</text:span></text:span></text:p>
      <text:p text:style-name="HTML_20_Preformatted"><text:span text:style-name="T3"><text:tab/></text:span><text:span text:style-name="p"><text:span text:style-name="T3">{</text:span></text:span></text:p>
      <text:p text:style-name="HTML_20_Preformatted"><text:span text:style-name="T3"><text:tab/><text:tab/></text:span><text:span text:style-name="nx"><text:span text:style-name="T3">$group</text:span></text:span><text:span text:style-name="o"><text:span text:style-name="T3">:</text:span></text:span><text:span text:style-name="p"><text:span text:style-name="T3">{</text:span></text:span></text:p>
      <text:p text:style-name="HTML_20_Preformatted"><text:span text:style-name="T3"><text:tab/><text:tab/><text:tab/></text:span><text:span text:style-name="s2"><text:span text:style-name="T3">"_id"</text:span></text:span><text:span text:style-name="o"><text:span text:style-name="T3">:</text:span></text:span><text:span text:style-name="p"><text:span text:style-name="T3">{</text:span></text:span><text:span text:style-name="s2"><text:span text:style-name="T3">"state"</text:span></text:span><text:span text:style-name="o"><text:span text:style-name="T3">:</text:span></text:span><text:span text:style-name="s2"><text:span text:style-name="T3">"$state"</text:span></text:span><text:span text:style-name="p"><text:span text:style-name="T3">,</text:span></text:span><text:span text:style-name="s2"><text:span text:style-name="T3">"city"</text:span></text:span><text:span text:style-name="o"><text:span text:style-name="T3">:</text:span></text:span><text:span text:style-name="s2"><text:span text:style-name="T3">"$city"</text:span></text:span><text:span text:style-name="p"><text:span text:style-name="T3">},</text:span></text:span></text:p>
      <text:p text:style-name="HTML_20_Preformatted"><text:span text:style-name="T3"><text:tab/><text:tab/><text:tab/></text:span><text:span text:style-name="nx"><text:span text:style-name="T3">pop</text:span></text:span><text:span text:style-name="o"><text:span text:style-name="T3">:</text:span></text:span><text:span text:style-name="p"><text:span text:style-name="T3">{</text:span></text:span><text:span text:style-name="nx"><text:span text:style-name="T3">$sum</text:span></text:span><text:span text:style-name="o"><text:span text:style-name="T3">:</text:span></text:span><text:span text:style-name="s2"><text:span text:style-name="T3">"$pop"</text:span></text:span><text:span text:style-name="p"><text:span text:style-name="T3">}</text:span></text:span></text:p>
      <text:p text:style-name="HTML_20_Preformatted"><text:span text:style-name="T3"><text:tab/><text:tab/></text:span><text:span text:style-name="p"><text:span text:style-name="T3">}</text:span></text:span></text:p>
      <text:p text:style-name="HTML_20_Preformatted"><text:span text:style-name="T3"><text:tab/></text:span><text:span text:style-name="p"><text:span text:style-name="T3">},</text:span></text:span></text:p>
      <text:p text:style-name="HTML_20_Preformatted"><text:span text:style-name="T3"><text:tab/></text:span><text:span text:style-name="p"><text:span text:style-name="T3">{</text:span></text:span></text:p>
      <text:p text:style-name="HTML_20_Preformatted"><text:span text:style-name="T3"><text:tab/><text:tab/></text:span><text:span text:style-name="nx"><text:span text:style-name="T3">$match</text:span></text:span><text:span text:style-name="o"><text:span text:style-name="T3">:</text:span></text:span><text:span text:style-name="p"><text:span text:style-name="T3">{</text:span></text:span></text:p>
      <text:p text:style-name="HTML_20_Preformatted"><text:span text:style-name="T3"><text:tab/><text:tab/><text:tab/></text:span><text:span text:style-name="s2"><text:span text:style-name="T3">"pop"</text:span></text:span><text:span text:style-name="o"><text:span text:style-name="T3">:</text:span></text:span><text:span text:style-name="p"><text:span text:style-name="T3">{</text:span></text:span><text:span text:style-name="nx"><text:span text:style-name="T3">$gt</text:span></text:span><text:span text:style-name="o"><text:span text:style-name="T3">:</text:span></text:span><text:span text:style-name="mi"><text:span text:style-name="T3">25000</text:span></text:span><text:span text:style-name="p"><text:span text:style-name="T3">}</text:span></text:span></text:p>
      <text:p text:style-name="HTML_20_Preformatted"><text:span text:style-name="T3"><text:tab/><text:tab/></text:span><text:span text:style-name="p"><text:span text:style-name="T3">}</text:span></text:span></text:p>
      <text:p text:style-name="HTML_20_Preformatted"><text:span text:style-name="T3"><text:tab/></text:span><text:span text:style-name="p"><text:span text:style-name="T3">},</text:span></text:span></text:p>
      <text:p text:style-name="HTML_20_Preformatted"><text:span text:style-name="T3"><text:tab/></text:span><text:span text:style-name="p"><text:span text:style-name="T3">{</text:span></text:span></text:p>
      <text:p text:style-name="HTML_20_Preformatted"><text:span text:style-name="T3"><text:tab/><text:tab/></text:span><text:span text:style-name="nx"><text:span text:style-name="T3">$group</text:span></text:span><text:span text:style-name="o"><text:span text:style-name="T3">:</text:span></text:span><text:span text:style-name="p"><text:span text:style-name="T3">{</text:span></text:span></text:p>
      <text:p text:style-name="HTML_20_Preformatted"><text:span text:style-name="T3"><text:tab/><text:tab/><text:tab/></text:span><text:span text:style-name="s2"><text:span text:style-name="T3">"_id"</text:span></text:span><text:span text:style-name="o"><text:span text:style-name="T3">:</text:span></text:span><text:span text:style-name="mi"><text:span text:style-name="T3">0</text:span></text:span><text:span text:style-name="p"><text:span text:style-name="T3">,</text:span></text:span></text:p>
      <text:p text:style-name="HTML_20_Preformatted"><text:span text:style-name="T3"><text:tab/><text:tab/><text:tab/></text:span><text:span text:style-name="s2"><text:span text:style-name="T3">"avg_pop"</text:span></text:span><text:span text:style-name="o"><text:span text:style-name="T3">:</text:span></text:span><text:span text:style-name="p"><text:span text:style-name="T3">{</text:span></text:span><text:span text:style-name="nx"><text:span text:style-name="T3">$avg</text:span></text:span><text:span text:style-name="o"><text:span text:style-name="T3">:</text:span></text:span><text:span text:style-name="s2"><text:span text:style-name="T3">"$pop"</text:span></text:span><text:span text:style-name="p"><text:span text:style-name="T3">}</text:span></text:span></text:p>
      <text:p text:style-name="HTML_20_Preformatted"><text:span text:style-name="T3"><text:tab/><text:tab/></text:span><text:span text:style-name="p"><text:span text:style-name="T3">}</text:span></text:span></text:p>
      <text:p text:style-name="HTML_20_Preformatted"><text:span text:style-name="T3"><text:tab/></text:span><text:span text:style-name="p"><text:span text:style-name="T3">},</text:span></text:span></text:p>
      <text:p text:style-name="HTML_20_Preformatted"><text:span text:style-name="T3"><text:tab/></text:span><text:span text:style-name="p"><text:span text:style-name="T3">{</text:span></text:span><text:span text:style-name="nx"><text:span text:style-name="T3">$sort</text:span></text:span><text:span text:style-name="o"><text:span text:style-name="T3">:</text:span></text:span><text:span text:style-name="p"><text:span text:style-name="T3">{</text:span></text:span><text:span text:style-name="s2"><text:span text:style-name="T3">"pop"</text:span></text:span><text:span text:style-name="o"><text:span text:style-name="T3">:-</text:span></text:span><text:span text:style-name="mi"><text:span text:style-name="T3">1</text:span></text:span><text:span text:style-name="p"><text:span text:style-name="T3">}}</text:span></text:span></text:p>
      <text:p text:style-name="HTML_20_Preformatted"><text:span text:style-name="p"><text:span text:style-name="T3">])</text:span></text:span></text:p>
      <text:p text:style-name="P8"/>
      <text:p text:style-name="HTML_20_Preformatted"><text:span text:style-name="nx"><text:span text:style-name="T3">db</text:span></text:span><text:span text:style-name="p"><text:span text:style-name="T3">.</text:span></text:span><text:span text:style-name="nx"><text:span text:style-name="T3">city</text:span></text:span><text:span text:style-name="p"><text:span text:style-name="T3">.</text:span></text:span><text:span text:style-name="nx"><text:span text:style-name="T3">aggregate</text:span></text:span><text:span text:style-name="p"><text:span text:style-name="T3">([</text:span></text:span></text:p>
      <text:p text:style-name="HTML_20_Preformatted"><text:span text:style-name="T3"><text:tab/></text:span><text:span text:style-name="p"><text:span text:style-name="T3">{</text:span></text:span></text:p>
      <text:p text:style-name="HTML_20_Preformatted"><text:span text:style-name="T3"><text:tab/><text:tab/></text:span><text:span text:style-name="nx"><text:span text:style-name="T3">$match</text:span></text:span><text:span text:style-name="o"><text:span text:style-name="T3">:</text:span></text:span><text:span text:style-name="p"><text:span text:style-name="T3">{</text:span></text:span></text:p>
      <text:p text:style-name="HTML_20_Preformatted"><text:span text:style-name="T3"><text:tab/><text:tab/><text:tab/></text:span><text:span text:style-name="nx"><text:span text:style-name="T3">$or</text:span></text:span><text:span text:style-name="o"><text:span text:style-name="T3">:</text:span></text:span><text:span text:style-name="p"><text:span text:style-name="T3">[{</text:span></text:span><text:span text:style-name="s1"><text:span text:style-name="T3">'state'</text:span></text:span><text:span text:style-name="o"><text:span text:style-name="T3">:</text:span></text:span><text:span text:style-name="s1"><text:span text:style-name="T3">'CA'</text:span></text:span><text:span text:style-name="p"><text:span text:style-name="T3">},{</text:span></text:span><text:span text:style-name="s1"><text:span text:style-name="T3">'state'</text:span></text:span><text:span text:style-name="o"><text:span text:style-name="T3">:</text:span></text:span><text:span text:style-name="s1"><text:span text:style-name="T3">'NY'</text:span></text:span><text:span text:style-name="p"><text:span text:style-name="T3">}]</text:span></text:span></text:p>
      <text:p text:style-name="HTML_20_Preformatted"><text:span text:style-name="T3"><text:tab/><text:tab/></text:span><text:span text:style-name="p"><text:span text:style-name="T3">}</text:span></text:span></text:p>
      <text:p text:style-name="HTML_20_Preformatted"><text:span text:style-name="T3"><text:tab/></text:span><text:span text:style-name="p"><text:span text:style-name="T3">},</text:span></text:span></text:p>
      <text:p text:style-name="HTML_20_Preformatted"><text:span text:style-name="T3"><text:tab/></text:span><text:span text:style-name="p"><text:span text:style-name="T3">{</text:span></text:span></text:p>
      <text:p text:style-name="HTML_20_Preformatted"><text:span text:style-name="T3"><text:tab/><text:tab/></text:span><text:span text:style-name="nx"><text:span text:style-name="T3">$group</text:span></text:span><text:span text:style-name="o"><text:span text:style-name="T3">:</text:span></text:span><text:span text:style-name="p"><text:span text:style-name="T3">{</text:span></text:span></text:p>
      <text:p text:style-name="HTML_20_Preformatted"><text:span text:style-name="T3"><text:tab/><text:tab/><text:tab/></text:span><text:span text:style-name="s2"><text:span text:style-name="T3">"_id"</text:span></text:span><text:span text:style-name="o"><text:span text:style-name="T3">:</text:span></text:span><text:span text:style-name="p"><text:span text:style-name="T3">{</text:span></text:span><text:span text:style-name="s2"><text:span text:style-name="T3">"state"</text:span></text:span><text:span text:style-name="o"><text:span text:style-name="T3">:</text:span></text:span><text:span text:style-name="s2"><text:span text:style-name="T3">"$state"</text:span></text:span><text:span text:style-name="p"><text:span text:style-name="T3">,</text:span></text:span><text:span text:style-name="s2"><text:span text:style-name="T3">"city"</text:span></text:span><text:span text:style-name="o"><text:span text:style-name="T3">:</text:span></text:span><text:span text:style-name="s2"><text:span text:style-name="T3">"$city"</text:span></text:span><text:span text:style-name="p"><text:span text:style-name="T3">},</text:span></text:span></text:p>
      <text:p text:style-name="HTML_20_Preformatted"><text:span text:style-name="T3"><text:tab/><text:tab/><text:tab/></text:span><text:span text:style-name="nx"><text:span text:style-name="T3">pop</text:span></text:span><text:span text:style-name="o"><text:span text:style-name="T3">:</text:span></text:span><text:span text:style-name="p"><text:span text:style-name="T3">{</text:span></text:span><text:span text:style-name="nx"><text:span text:style-name="T3">$sum</text:span></text:span><text:span text:style-name="o"><text:span text:style-name="T3">:</text:span></text:span><text:span text:style-name="s2"><text:span text:style-name="T3">"$pop"</text:span></text:span><text:span text:style-name="p"><text:span text:style-name="T3">}</text:span></text:span></text:p>
      <text:p text:style-name="HTML_20_Preformatted"><text:span text:style-name="T3"><text:tab/><text:tab/></text:span><text:span text:style-name="p"><text:span text:style-name="T3">}</text:span></text:span></text:p>
      <text:p text:style-name="HTML_20_Preformatted"><text:span text:style-name="T3"><text:tab/></text:span><text:span text:style-name="p"><text:span text:style-name="T3">},</text:span></text:span></text:p>
      <text:p text:style-name="HTML_20_Preformatted"><text:span text:style-name="T3"><text:tab/></text:span><text:span text:style-name="p"><text:span text:style-name="T3">{</text:span></text:span></text:p>
      <text:p text:style-name="HTML_20_Preformatted"><text:span text:style-name="T3"><text:tab/><text:tab/></text:span><text:span text:style-name="nx"><text:span text:style-name="T3">$match</text:span></text:span><text:span text:style-name="o"><text:span text:style-name="T3">:</text:span></text:span><text:span text:style-name="p"><text:span text:style-name="T3">{</text:span></text:span></text:p>
      <text:p text:style-name="HTML_20_Preformatted"><text:span text:style-name="T3"><text:tab/><text:tab/><text:tab/></text:span><text:span text:style-name="s2"><text:span text:style-name="T3">"pop"</text:span></text:span><text:span text:style-name="o"><text:span text:style-name="T3">:</text:span></text:span><text:span text:style-name="p"><text:span text:style-name="T3">{</text:span></text:span><text:span text:style-name="nx"><text:span text:style-name="T3">$gt</text:span></text:span><text:span text:style-name="o"><text:span text:style-name="T3">:</text:span></text:span><text:span text:style-name="mi"><text:span text:style-name="T3">25000</text:span></text:span><text:span text:style-name="p"><text:span text:style-name="T3">}</text:span></text:span></text:p>
      <text:p text:style-name="HTML_20_Preformatted"><text:span text:style-name="T3"><text:tab/><text:tab/></text:span><text:span text:style-name="p"><text:span text:style-name="T3">}</text:span></text:span></text:p>
      <text:p text:style-name="HTML_20_Preformatted"><text:span text:style-name="T3"><text:tab/></text:span><text:span text:style-name="p"><text:span text:style-name="T3">},</text:span></text:span></text:p>
      <text:p text:style-name="HTML_20_Preformatted"><text:span text:style-name="T3"><text:tab/></text:span><text:span text:style-name="p"><text:span text:style-name="T3">{</text:span></text:span></text:p>
      <text:p text:style-name="HTML_20_Preformatted"><text:span text:style-name="T3"><text:tab/><text:tab/></text:span><text:span text:style-name="nx"><text:span text:style-name="T3">$group</text:span></text:span><text:span text:style-name="o"><text:span text:style-name="T3">:</text:span></text:span><text:span text:style-name="p"><text:span text:style-name="T3">{</text:span></text:span></text:p>
      <text:p text:style-name="HTML_20_Preformatted"><text:span text:style-name="T3"><text:tab/><text:tab/><text:tab/></text:span><text:span text:style-name="s2"><text:span text:style-name="T3">"_id"</text:span></text:span><text:span text:style-name="o"><text:span text:style-name="T3">:</text:span></text:span><text:span text:style-name="mi"><text:span text:style-name="T3">0</text:span></text:span><text:span text:style-name="p"><text:span text:style-name="T3">,</text:span></text:span></text:p>
      <text:p text:style-name="HTML_20_Preformatted"><text:span text:style-name="T3"><text:tab/><text:tab/><text:tab/></text:span><text:span text:style-name="s2"><text:span text:style-name="T3">"avg_pop"</text:span></text:span><text:span text:style-name="o"><text:span text:style-name="T3">:</text:span></text:span><text:span text:style-name="p"><text:span text:style-name="T3">{</text:span></text:span><text:span text:style-name="nx"><text:span text:style-name="T3">$avg</text:span></text:span><text:span text:style-name="o"><text:span text:style-name="T3">:</text:span></text:span><text:span text:style-name="s2"><text:span text:style-name="T3">"$pop"</text:span></text:span><text:span text:style-name="p"><text:span text:style-name="T3">}</text:span></text:span></text:p>
      <text:p text:style-name="HTML_20_Preformatted"><text:span text:style-name="T3"><text:tab/><text:tab/></text:span><text:span text:style-name="p"><text:span text:style-name="T3">}</text:span></text:span></text:p>
      <text:p text:style-name="HTML_20_Preformatted"><text:span text:style-name="T3"><text:tab/></text:span><text:span text:style-name="p"><text:span text:style-name="T3">},</text:span></text:span></text:p>
      <text:p text:style-name="HTML_20_Preformatted"><text:span text:style-name="T3"><text:tab/></text:span><text:span text:style-name="p"><text:span text:style-name="T3">{</text:span></text:span><text:span text:style-name="nx"><text:span text:style-name="T3">$sort</text:span></text:span><text:span text:style-name="o"><text:span text:style-name="T3">:</text:span></text:span><text:span text:style-name="p"><text:span text:style-name="T3">{</text:span></text:span><text:span text:style-name="s2"><text:span text:style-name="T3">"pop"</text:span></text:span><text:span text:style-name="o"><text:span text:style-name="T3">:-</text:span></text:span><text:span text:style-name="mi"><text:span text:style-name="T3">1</text:span></text:span><text:span text:style-name="p"><text:span text:style-name="T3">}}</text:span></text:span></text:p>
      <text:p text:style-name="HTML_20_Preformatted"><text:span text:style-name="p"><text:span text:style-name="T3">])</text:span></text:span></text:p>
      <text:h text:style-name="P7" text:outline-level="2"><draw:frame text:anchor-type="as-char" svg:y="0cm" draw:z-index="6" draw:style-name="gr2" draw:text-style-name="P10" svg:width="0.715cm" svg:height="0.636cm"><draw:image xlink:href="Pictures/20000012000002E500000295812494D9.wmf" xlink:type="simple" xlink:show="embed" xlink:actuate="onLoad"><text:p/></draw:image></draw:frame>78347</text:h>
      <text:h text:style-name="P7" text:outline-level="2"><draw:frame text:anchor-type="as-char" svg:y="0cm" draw:z-index="7" draw:style-name="gr2" draw:text-style-name="P10" svg:width="0.715cm" svg:height="0.636cm"><draw:image xlink:href="Pictures/20000012000002E500000295812494D9.wmf" xlink:type="simple" xlink:show="embed" xlink:actuate="onLoad"><text:p/></draw:image></draw:frame>96343</text:h>
      <text:h text:style-name="P7" text:outline-level="2"><draw:frame text:anchor-type="as-char" svg:y="0cm" draw:z-index="8" draw:style-name="gr2" draw:text-style-name="P10" svg:width="0.715cm" svg:height="0.636cm"><draw:image xlink:href="Pictures/20000012000002E500000295812494D9.wmf" xlink:type="simple" xlink:show="embed" xlink:actuate="onLoad"><text:p/></draw:image></draw:frame>86253</text:h>
      <text:h text:style-name="P7" text:outline-level="2"><text:soft-page-break/><draw:frame text:anchor-type="as-char" svg:y="0cm" draw:z-index="9" draw:style-name="gr2" draw:text-style-name="P10" svg:width="0.715cm" svg:height="0.636cm"><draw:image xlink:href="Pictures/20000012000002E500000295812494D9.wmf" xlink:type="simple" xlink:show="embed" xlink:actuate="onLoad"><text:p/></draw:image></draw:frame>93164</text:h>
      <text:h text:style-name="P7" text:outline-level="2"><draw:frame text:anchor-type="as-char" svg:y="0cm" draw:z-index="10" draw:style-name="gr2" draw:text-style-name="P10" svg:width="0.715cm" svg:height="0.636cm"><draw:image xlink:href="Pictures/2000000F000002E5000002958AAC9953.wmf" xlink:type="simple" xlink:show="embed" xlink:actuate="onLoad"><text:p/></draw:image></draw:frame>82541</text:h>
      <text:h text:style-name="P7" text:outline-level="2"><draw:frame text:anchor-type="as-char" svg:y="0cm" draw:z-index="11" draw:style-name="gr2" draw:text-style-name="P10" svg:width="0.715cm" svg:height="0.636cm"><draw:image xlink:href="Pictures/20000012000002E500000295812494D9.wmf" xlink:type="simple" xlink:show="embed" xlink:actuate="onLoad"><text:p/></draw:image></draw:frame>68341</text:h>
      <text:h text:style-name="P7" text:outline-level="2"><text:span text:style-name="T1">HW 5.3</text:span></text:h>
      <text:p text:style-name="P1"><text:span text:style-name="T5">There are documents for each student (student_id) across a variety of classes (class_id). Note that not all students in the same class have the same exact number of assessments. Some students have three homework assignments, etc. </text:span><text:span text:style-name="T6"><text:line-break/><text:line-break/></text:span><text:span text:style-name="T5">Your task is to calculate the class with the best average student performance. This involves calculating an average for each student in each class of all non-quiz assessments and then averaging those numbers to get a class average. To be clear, each student's average includes only exams and homework grades. </text:span><text:span text:style-name="T7">Don't include their quiz scores in the calculation.</text:span><text:span text:style-name="T5"> </text:span><text:span text:style-name="T6"><text:line-break/><text:line-break/></text:span><text:span text:style-name="T5">What is the class_id which has the highest average student perfomance? </text:span><text:span text:style-name="T6"><text:line-break/><text:line-break/></text:span><text:span text:style-name="T5">Hint/Strategy: You need to group twice to solve this problem. You must figure out the GPA that each student has achieved in a class and then average those numbers to get a class average. After that, you just need to sort. The hardest class is class_id=2. Those students achieved a class average of 37.6 </text:span><text:span text:style-name="T6"><text:line-break/><text:line-break/></text:span><text:span text:style-name="T5">Below, choose the class_id with the highest average student average.</text:span><text:span text:style-name="T14"><text:line-break/></text:span></text:p>
      <text:p text:style-name="P3"><text:span text:style-name="T16">Principio del formulario</text:span></text:p>
      <text:p text:style-name="P1"><draw:frame text:anchor-type="as-char" svg:y="0cm" draw:z-index="12" draw:style-name="gr3" draw:text-style-name="P10" svg:width="0.715cm" svg:height="0.636cm"><draw:image xlink:href="Pictures/20000012000002E500000295812494D9.wmf" xlink:type="simple" xlink:show="embed" xlink:actuate="onLoad"><text:p/></draw:image></draw:frame><text:span text:style-name="T15">8</text:span></text:p>
      <text:p text:style-name="P1"><draw:frame text:anchor-type="as-char" svg:y="0cm" draw:z-index="13" draw:style-name="gr3" draw:text-style-name="P10" svg:width="0.715cm" svg:height="0.636cm"><draw:image xlink:href="Pictures/20000012000002E500000295812494D9.wmf" xlink:type="simple" xlink:show="embed" xlink:actuate="onLoad"><text:p/></draw:image></draw:frame><text:span text:style-name="T15">9</text:span></text:p>
      <text:p text:style-name="P1"><draw:frame text:anchor-type="as-char" svg:y="0cm" draw:z-index="14" draw:style-name="gr3" draw:text-style-name="P10" svg:width="0.715cm" svg:height="0.636cm"><draw:image xlink:href="Pictures/2000000F000002E5000002958AAC9953.wmf" xlink:type="simple" xlink:show="embed" xlink:actuate="onLoad"><text:p/></draw:image></draw:frame><text:span text:style-name="T15">1</text:span></text:p>
      <text:p text:style-name="P1"><draw:frame text:anchor-type="as-char" svg:y="0cm" draw:z-index="15" draw:style-name="gr3" draw:text-style-name="P10" svg:width="0.715cm" svg:height="0.636cm"><draw:image xlink:href="Pictures/20000012000002E500000295812494D9.wmf" xlink:type="simple" xlink:show="embed" xlink:actuate="onLoad"><text:p/></draw:image></draw:frame><text:span text:style-name="T15">5</text:span></text:p>
      <text:p text:style-name="P1"><draw:frame text:anchor-type="as-char" svg:y="0cm" draw:z-index="16" draw:style-name="gr3" draw:text-style-name="P10" svg:width="0.715cm" svg:height="0.636cm"><draw:image xlink:href="Pictures/20000012000002E500000295812494D9.wmf" xlink:type="simple" xlink:show="embed" xlink:actuate="onLoad"><text:p/></draw:image></draw:frame><text:span text:style-name="T15">7</text:span></text:p>
      <text:p text:style-name="P1"><draw:frame text:anchor-type="as-char" svg:y="0cm" draw:z-index="17" draw:style-name="gr3" draw:text-style-name="P10" svg:width="0.715cm" svg:height="0.636cm"><draw:image xlink:href="Pictures/20000012000002E500000295812494D9.wmf" xlink:type="simple" xlink:show="embed" xlink:actuate="onLoad"><text:p/></draw:image></draw:frame><text:span text:style-name="T15">0</text:span></text:p>
      <text:p text:style-name="P1"><text:soft-page-break/><draw:frame text:anchor-type="as-char" svg:y="0cm" draw:z-index="18" draw:style-name="gr3" draw:text-style-name="P10" svg:width="0.715cm" svg:height="0.636cm"><draw:image xlink:href="Pictures/20000012000002E500000295812494D9.wmf" xlink:type="simple" xlink:show="embed" xlink:actuate="onLoad"><text:p/></draw:image></draw:frame><text:span text:style-name="T15">6 </text:span></text:p>
      <text:p text:style-name="P4"><text:span text:style-name="T17">Final del formulario</text:span></text:p>
      <text:h text:style-name="P7" text:outline-level="2"><text:span text:style-name="T6"><text:line-break/></text:span><text:span text:style-name="T8">mongoimport -d test -c grades --drop &lt; grades_5-3.js</text:span></text:h>
      <text:h text:style-name="P7" text:outline-level="2"><text:span text:style-name="T10">db.grades.aggregate([</text:span><text:span text:style-name="T18"><text:line-break/></text:span><text:span text:style-name="T10">{$unwind:"$scores"}, </text:span><text:span text:style-name="T18"><text:line-break/></text:span><text:span text:style-name="T10">{$match:{'scores.type':{$in:["homework", "exam"]}}}, </text:span><text:span text:style-name="T18"><text:line-break/></text:span><text:span text:style-name="T10">{$group:{_id:{student_id:"$student_id",class_id:"$class_id"}, gpa:{$avg:"$scores.score"}}}, </text:span><text:span text:style-name="T18"><text:line-break/></text:span><text:span text:style-name="T10">{$project:{_id:0, student_id:"$_id.student_id", class_id:"$_id.class_id", gpa:1}},</text:span><text:span text:style-name="T18"><text:line-break/></text:span><text:span text:style-name="T10">{$group:{_id:"$class_id", avg:{$avg:"$gpa"}}},</text:span><text:span text:style-name="T18"><text:line-break/></text:span><text:span text:style-name="T10">{$sort:{avg:1}}</text:span><text:span text:style-name="T18"><text:line-break/></text:span><text:span text:style-name="T10">])</text:span><text:span text:style-name="T18"><text:line-break/></text:span></text:h>
      <text:h text:style-name="P7" text:outline-level="2"><text:span text:style-name="T1">HW 5.4</text:span></text:h>
      <text:p text:style-name="P1"><text:span text:style-name="T7">Removing Rural Residents</text:span><text:span text:style-name="T5"> In this problem you will calculate the number of people who live in a zip code in the US where the city starts with a digit. We will take that to mean they don't really live in a city. Once again, you will be using the zip code collection you imported earlier. </text:span><text:span text:style-name="T6"><text:line-break/><text:line-break/></text:span><text:span text:style-name="T5">The project operator can extract the first digit from any field. For example, to extract the first digit from the city field, you could write this query:</text:span><text:span text:style-name="T14"><text:line-break/></text:span></text:p>
      <text:p text:style-name="P5"><text:span text:style-name="T13">db.zips.aggregate([</text:span></text:p>
      <text:p text:style-name="P5"><text:span text:style-name="T13"><text:s text:c="4"/>{$project: </text:span></text:p>
      <text:p text:style-name="P5"><text:span text:style-name="T13"><text:s text:c="5"/>{</text:span></text:p>
      <text:p text:style-name="P5"><text:span text:style-name="T13"><text:s/>first_char: {$substr : ["$city",0,1]},</text:span></text:p>
      <text:p text:style-name="P5"><text:span text:style-name="T13"><text:s text:c="5"/>} <text:s/></text:span></text:p>
      <text:p text:style-name="P5"><text:span text:style-name="T13"><text:s text:c="3"/>}</text:span></text:p>
      <text:p text:style-name="P5"><text:span text:style-name="T13">])</text:span></text:p>
      <text:p text:style-name="P1"><text:span text:style-name="T5">Using the aggregation framework, calculate the sum total of people who are living in a zip code where the city starts with a digit. Choose the answer below. </text:span><text:span text:style-name="T6"><text:line-break/><text:line-break/></text:span><text:span text:style-name="T9">Note that you will need to probably change your projection to send more info through than just that first character. Also, you will need a filtering step to get rid of all documents where the city does not start with a digital (0-9).</text:span><text:span text:style-name="T14"><text:line-break/></text:span></text:p>
      <text:p text:style-name="P3"><text:span text:style-name="T16">Principio del formulario</text:span></text:p>
      <text:p text:style-name="P1"><draw:frame text:anchor-type="as-char" svg:y="0cm" draw:z-index="19" draw:style-name="gr3" draw:text-style-name="P10" svg:width="0.715cm" svg:height="0.636cm"><draw:image xlink:href="Pictures/2000000F000002E5000002958AAC9953.wmf" xlink:type="simple" xlink:show="embed" xlink:actuate="onLoad"><text:p/></draw:image></draw:frame><text:span text:style-name="T15">298015</text:span></text:p>
      <text:p text:style-name="P1"><text:soft-page-break/><draw:frame text:anchor-type="as-char" svg:y="0cm" draw:z-index="20" draw:style-name="gr3" draw:text-style-name="P10" svg:width="0.715cm" svg:height="0.636cm"><draw:image xlink:href="Pictures/20000012000002E500000295812494D9.wmf" xlink:type="simple" xlink:show="embed" xlink:actuate="onLoad"><text:p/></draw:image></draw:frame><text:span text:style-name="T15">345232</text:span></text:p>
      <text:p text:style-name="P1"><draw:frame text:anchor-type="as-char" svg:y="0cm" draw:z-index="21" draw:style-name="gr3" draw:text-style-name="P10" svg:width="0.715cm" svg:height="0.636cm"><draw:image xlink:href="Pictures/20000012000002E500000295812494D9.wmf" xlink:type="simple" xlink:show="embed" xlink:actuate="onLoad"><text:p/></draw:image></draw:frame><text:span text:style-name="T15">245987</text:span></text:p>
      <text:p text:style-name="P1"><draw:frame text:anchor-type="as-char" svg:y="0cm" draw:z-index="22" draw:style-name="gr3" draw:text-style-name="P10" svg:width="0.715cm" svg:height="0.636cm"><draw:image xlink:href="Pictures/20000012000002E500000295812494D9.wmf" xlink:type="simple" xlink:show="embed" xlink:actuate="onLoad"><text:p/></draw:image></draw:frame><text:span text:style-name="T15">312893</text:span></text:p>
      <text:p text:style-name="P1"><draw:frame text:anchor-type="as-char" svg:y="0cm" draw:z-index="23" draw:style-name="gr3" draw:text-style-name="P10" svg:width="0.715cm" svg:height="0.636cm"><draw:image xlink:href="Pictures/20000012000002E500000295812494D9.wmf" xlink:type="simple" xlink:show="embed" xlink:actuate="onLoad"><text:p/></draw:image></draw:frame><text:span text:style-name="T15">158249</text:span></text:p>
      <text:p text:style-name="P1"><draw:frame text:anchor-type="as-char" svg:y="0cm" draw:z-index="24" draw:style-name="gr3" draw:text-style-name="P10" svg:width="0.715cm" svg:height="0.636cm"><draw:image xlink:href="Pictures/20000012000002E500000295812494D9.wmf" xlink:type="simple" xlink:show="embed" xlink:actuate="onLoad"><text:p/></draw:image></draw:frame><text:span text:style-name="T15">543282 </text:span></text:p>
      <text:p text:style-name="P4"><text:span text:style-name="T20">Final del formulario</text:span></text:p>
      <text:p text:style-name="P2"/>
      <text:p text:style-name="P1"><text:span text:style-name="T11">mongoimport -d test -c zips --drop &lt; zips.json</text:span></text:p>
      <text:p text:style-name="P1"><text:span text:style-name="T12">db.zips.aggregate([</text:span><text:span text:style-name="T19"><text:line-break/></text:span><text:span text:style-name="T12">{$project: {_id:0, first_char: {$substr : ["$city",0,1]}, zip:"$_id", city:1, state:1, pop:1} },</text:span><text:span text:style-name="T19"><text:line-break/></text:span><text:span text:style-name="T12">{$match:{first_char:{$in:["0","1","2","3","4","5","6","7","8","9"]}}},</text:span><text:span text:style-name="T19"><text:line-break/></text:span><text:span text:style-name="T12">{$group: {_id:null, pops:{$sum:"$pop"}}}</text:span><text:span text:style-name="T19"><text:line-break/></text:span><text:span text:style-name="T12">])</text:span></text:p>
      <text:p text:style-name="Normal_20__28_Web_29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" style:class="text"/>
    <style:style style:name="Heading_20_3" style:display-name="Heading 3" style:family="paragraph" style:parent-style-name="Standard" style:default-outline-level="3" style:list-style-name="" style:class="text"/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margin-top="0cm" fo:margin-bottom="0cm" style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s" style:country-asian="ES" style:font-name-complex="Arial1" style:font-family-complex="Arial" style:font-family-generic-complex="system" style:font-pitch-complex="variable" style:font-size-complex="8pt" text:display="none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margin-top="0cm" fo:margin-bottom="0cm" style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a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s" style:country-asian="ES" style:font-name-complex="Arial1" style:font-family-complex="Arial" style:font-family-generic-complex="system" style:font-pitch-complex="variable" style:font-size-complex="8pt" text:display="none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z-Principio_20_del_20_formulario_20_Car" style:display-name="z-Principio del formulario C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s" style:country-asian="ES" style:font-name-complex="Arial1" style:font-family-complex="Arial" style:font-family-generic-complex="system" style:font-pitch-complex="variable" style:font-size-complex="8pt" text:display="none"/>
    </style:style>
    <style:style style:name="z-Final_20_del_20_formulario_20_Car" style:display-name="z-Final del formulario C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s" style:country-asian="ES" style:font-name-complex="Arial1" style:font-family-complex="Arial" style:font-family-generic-complex="system" style:font-pitch-complex="variable" style:font-size-complex="8pt" text:display="none"/>
    </style:style>
    <style:style style:name="nx" style:family="text" style:parent-style-name="Default_20_Paragraph_20_Font"/>
    <style:style style:name="p" style:family="text" style:parent-style-name="Default_20_Paragraph_20_Font"/>
    <style:style style:name="s2" style:family="text" style:parent-style-name="Default_20_Paragraph_20_Font"/>
    <style:style style:name="o" style:family="text" style:parent-style-name="Default_20_Paragraph_20_Font"/>
    <style:style style:name="mi" style:family="text" style:parent-style-name="Default_20_Paragraph_20_Font"/>
    <style:style style:name="kc" style:family="text" style:parent-style-name="Default_20_Paragraph_20_Font"/>
    <style:style style:name="s1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avarro</meta:initial-creator>
    <dc:creator>janavarro</dc:creator>
    <meta:editing-cycles>15</meta:editing-cycles>
    <meta:creation-date>2014-03-03T15:04:00</meta:creation-date>
    <dc:date>2014-03-18T15:14:00</dc:date>
    <meta:editing-duration>PT1M14S</meta:editing-duration>
    <meta:generator>LibreOffice/4.2.1.1$Windows_x86 LibreOffice_project/d7dbbd7842e6a58b0f521599204e827654e1fb8b</meta:generator>
    <meta:document-statistic meta:table-count="0" meta:image-count="0" meta:object-count="0" meta:page-count="6" meta:paragraph-count="133" meta:word-count="746" meta:character-count="5128" meta:non-whitespace-character-count="4364"/>
    <meta:user-defined meta:name="AppVersion">12.0000</meta:user-defined>
    <meta:user-defined meta:name="Company">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